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8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T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10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13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ListParagraph" style:list-style-name="LFO8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22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indent="0.25in"/>
    </style:style>
    <style:style style:name="T2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27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0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ListParagraph" style:list-style-name="LFO8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T3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5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9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2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paragraph-properties fo:margin-left="1.475in" fo:text-indent="0.4916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P54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style:font-name="Arial" style:font-name-complex="Arial"/>
    </style:style>
    <style:style style:name="P56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61" style:parent-style-name="Normal" style:family="paragraph">
      <style:paragraph-properties fo:margin-left="1.72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margin-left="1.72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margin-left="1.72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left="1.72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margin-left="1.725in">
        <style:tab-stops/>
      </style:paragraph-properties>
    </style:style>
    <style:style style:name="T66" style:parent-style-name="DefaultParagraphFont" style:family="text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P94" style:parent-style-name="Normal" style:family="paragraph">
      <style:paragraph-properties fo:margin-left="1.475in">
        <style:tab-stops/>
      </style:paragraph-properties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95" style:parent-style-name="ListParagraph" style:list-style-name="LFO8" style:family="paragraph">
      <style:text-properties style:font-name="Arial" style:font-name-complex="Arial"/>
    </style:style>
    <style:style style:name="P96" style:parent-style-name="ListParagraph" style:list-style-name="LFO8" style:family="paragraph">
      <style:text-properties style:font-name="Arial" style:font-name-complex="Arial"/>
    </style:style>
    <style:style style:name="P97" style:parent-style-name="ListParagraph" style:list-style-name="LFO8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P9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00" style:parent-style-name="ListParagraph" style:list-style-name="LFO12" style:family="paragraph">
      <style:text-properties style:font-name="Arial" style:font-name-complex="Arial"/>
    </style:style>
    <style:style style:name="P101" style:parent-style-name="ListParagraph" style:list-style-name="LFO12" style:family="paragraph">
      <style:text-properties style:font-name="Arial" style:font-name-complex="Arial"/>
    </style:style>
    <style:style style:name="P102" style:parent-style-name="ListParagraph" style:list-style-name="LFO12" style:family="paragraph">
      <style:text-properties style:font-name="Arial" style:font-name-complex="Arial"/>
    </style:style>
    <style:style style:name="P103" style:parent-style-name="ListParagraph" style:list-style-name="LFO12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12" style:parent-style-name="Normal" style:family="paragraph">
      <style:text-properties style:font-name="Arial" style:font-name-complex="Arial"/>
    </style:style>
    <style:style style:name="P113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list text:style-name="LFO8" text:continue-numbering="true">
        <text:list-item>
          <text:p text:style-name="P1">Introdução</text:p>
        </text:list-item>
      </text:list>
      <text:p text:style-name="P2"><text:span text:style-name="T3">-<text:s/></text:span><text:span text:style-name="T4">O que é o site?</text:span></text:p>
      <text:p text:style-name="P5"><text:span text:style-name="T6">-<text:s/></text:span><text:span text:style-name="T7">O que nos inspirou a criá-lo? Por quê?</text:span></text:p>
      <text:p text:style-name="P8"><text:span text:style-name="T9">-<text:s/></text:span><text:span text:style-name="T10">Funcionalidade do site</text:span></text:p>
      <text:p text:style-name="P11"><text:span text:style-name="T12">-<text:s/></text:span><text:span text:style-name="T13">Por que esse<text:s/></text:span><text:span text:style-name="T14">tipo de mercado</text:span><text:span text:style-name="T15"><text:s/></text:span><text:span text:style-name="T16">é</text:span><text:span text:style-name="T17"><text:s/>popular?</text:span></text:p>
      <text:p text:style-name="P18"/>
      <text:list text:style-name="LFO8" text:continue-numbering="true">
        <text:list-item>
          <text:p text:style-name="P19">Interface</text:p>
        </text:list-item>
      </text:list>
      <text:p text:style-name="P20"><text:span text:style-name="T21">-<text:s/></text:span><text:span text:style-name="T22">Linguagens<text:s/></text:span><text:span text:style-name="T23">u</text:span><text:span text:style-name="T24">sadas</text:span></text:p>
      <text:p text:style-name="P25"><text:span text:style-name="T26">-<text:s/></text:span><text:span text:style-name="T27">Requisitos funcionais</text:span></text:p>
      <text:p text:style-name="P28"><text:span text:style-name="T29">-<text:s/></text:span><text:span text:style-name="T30">Requisitos não funcionais</text:span></text:p>
      <text:p text:style-name="P31"/>
      <text:list text:style-name="LFO8" text:continue-numbering="true">
        <text:list-item>
          <text:p text:style-name="P32">Conclusão<text:s/>e Suporte</text:p>
        </text:list-item>
      </text:list>
      <text:p text:style-name="P33"><text:span text:style-name="T34">-<text:s/></text:span><text:span text:style-name="T35">Resumo</text:span><text:span text:style-name="T36"><text:s/>do projeto</text:span></text:p>
      <text:p text:style-name="P37"><text:span text:style-name="T38">-<text:s/></text:span><text:span text:style-name="T39">Contate-nos</text:span></text:p>
      <text:p text:style-name="P40"><text:span text:style-name="T41">-<text:s/></text:span><text:span text:style-name="T42">C</text:span><text:span text:style-name="T43">réditos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>O que é o site?</text:p>
      <text:p text:style-name="P51">O<text:s/>site Field Multimarcas<text:s/>consiste em um site de vendas de produtos(roupas e acessórios)<text:s/>de marcas diferentes, tanto nacionais quanto internacionais.</text:p>
      <text:p text:style-name="P52">Desde sempre, no cenário dinâmico do comércio varejista de moda, as lojas<text:s/>de multimarcas têm desempenhado um papel fundamental, pois elas satisfazem exigências de seus clientes contemporâneos,<text:s/>expressando<text:s/>seu estilo de vida e personalidade através das roupas que escolhem.</text:p>
      <text:p text:style-name="P53"/>
      <text:p text:style-name="P54">O que nos inspirou a criá-lo? Por quê?</text:p>
      <text:p text:style-name="P55">A necessidade de compreender as transformações feitas a partir dessas lojas e os produtos consumidos. As pessoas curtem se expressar<text:s/>da sua própria forma e estilo,<text:s/>e fazem de tudo para realizarem seu desejo de se “imergir” no seu estilo escolhido.</text:p>
      <text:p text:style-name="P56">Funcionalidade do site</text:p>
      <text:p text:style-name="P57">Vender produtos de alta qualidade com o preço bastante acessível, oferecendo frequentemente descontos favoráveis e ainda mantendo a qualidade do<text:s/>produto, oferecendo também um serviço de atendimento excepcional.</text:p>
      <text:p text:style-name="P58"/>
      <text:p text:style-name="P59">Por que esses tipos de produtos são populares?</text:p>
      <text:p text:style-name="P60">A moda sempre foi subjetiva e variada, fazendo com que tenha várias formas de ser interpretada, por isso as pessoas gostam de criar e usar seus próprios jeitos de se destacar no mundo afora.<text:s/>A moda tende a se reinventar com o tempo e crescer ainda mais,<text:s/>já que estilos novos<text:s/>vão surgindo,<text:s/>parando e surgindo outros, ficando em um ciclo, por isso cabe as lojas também se adaptarem as épocas e situações o máximo que podem.</text:p>
      <text:p text:style-name="P61"/>
      <text:p text:style-name="P62"/>
      <text:p text:style-name="P63"/>
      <text:p text:style-name="P64"/>
      <text:p text:style-name="P65"><text:span text:style-name="T66">Linguagens Usadas</text:span></text:p>
      <text:p text:style-name="P67">Para a criação desse site, utilizamos as seguintes linguagens:</text:p>
      <text:p text:style-name="Normal"><text:span text:style-name="T68">-<text:s/></text:span><text:span text:style-name="T69">HTML</text:span><text:span text:style-name="T70">:<text:s/></text:span><text:span text:style-name="T71">É bastante<text:s/></text:span><text:span text:style-name="T72">u</text:span><text:span text:style-name="T73">tiliza</text:span><text:span text:style-name="T74">da para definir a estrutura do conteúdo da<text:s/></text:span><text:span text:style-name="T75">página na web, sendo sua função projetar como que o conteúdo desejado vai ser exibido.</text:span></text:p>
      <text:p text:style-name="P76"/>
      <text:p text:style-name="Normal"><text:span text:style-name="T77">-<text:s/></text:span><text:span text:style-name="T78">CSS</text:span><text:span text:style-name="T79">: A função dessa linguagem é criar regras para sua página usando estilos, sendo elementos particulares, ou também grupos de elementos no geral, servindo para deixar sua página mais adequada a interface.</text:span></text:p>
      <text:p text:style-name="P80"/>
      <text:p text:style-name="Normal"><text:span text:style-name="T81">-<text:s/></text:span><text:span text:style-name="T82">PHP</text:span><text:span text:style-name="T83">:</text:span><text:span text:style-name="T84"><text:s/>Serve para aproveitar mais dos recursos que seu site possibilita, de uma maneira mais favorável e melhorada, facilitando a conexão entre os servidores e o usuário.</text:span></text:p>
      <text:p text:style-name="P85"/>
      <text:p text:style-name="Normal"><text:span text:style-name="T86">-<text:s/></text:span><text:span text:style-name="T87">Javascript</text:span><text:span text:style-name="T88">:<text:s/></text:span><text:span text:style-name="T89">Serve para implementar elementos complexos no seu site,<text:s/></text:span><text:span text:style-name="T90">já que nem sempre mostrar uma informação “Estática” ajuda a identificá-los, podendo</text:span><text:span text:style-name="T91"><text:s/>ser conteúdos atualizados em um certo tempo ou gráficos 2D/3D animados.</text:span></text:p>
      <text:p text:style-name="P92"/>
      <text:p text:style-name="P93"/>
      <text:p text:style-name="P94">Requisitos funcionais</text:p>
      <text:list text:style-name="LFO8" text:continue-numbering="true">
        <text:list-item>
          <text:p text:style-name="P95">Segurança</text:p>
        </text:list-item>
        <text:list-item>
          <text:p text:style-name="P96">Catálogo</text:p>
        </text:list-item>
        <text:list-item>
          <text:p text:style-name="P97">Cadastro</text:p>
        </text:list-item>
      </text:list>
      <text:p text:style-name="P98"/>
      <text:p text:style-name="P99">Requisitos não funcionais</text:p>
      <text:list text:style-name="LFO12" text:continue-numbering="true">
        <text:list-item>
          <text:p text:style-name="P100">Segurança: Sistema protegido contra acessos não autorizados.</text:p>
        </text:list-item>
        <text:list-item>
          <text:p text:style-name="P101">Desempenho: É capaz de lidar com o número necessário de usuários<text:s/>simultâneos sem afetar negativamente a navegação.</text:p>
        </text:list-item>
        <text:list-item>
          <text:p text:style-name="P102">Versatilidade: Deve ser capaz de ser alterado conforme necessário.</text:p>
        </text:list-item>
        <text:list-item>
          <text:p text:style-name="P103">Cadastro de produto:<text:s/>os produtos são verificados precisamente antes de serem liberados na plataforma.</text:p>
        </text:list-item>
      </text:list>
      <text:p text:style-name="P104"><text:s text:c="5"/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Resumo do projeto</text:p>
      <text:p text:style-name="P112">O nosso site<text:s/>foi pensado para se encaixar nas<text:s/>vontades das pessoas de se vestir de acordo<text:s/>como<text:s/>elas se sentem confortáveis, sempre oferecendo opções<text:s/>diversas e acessíveis,<text:s/>também pensando sempre em se adaptar nas mudanças de épocas da moda.<text:s/></text:p>
      <text:p text:style-name="P113">Créditos</text:p>
      <text:p text:style-name="P114"/>
      <text:p text:style-name="P115">-<text:s/>Emerson</text:p>
      <text:p text:style-name="P116">- Gabriel Souza</text:p>
      <text:p text:style-name="P117">- Lucas Almeida</text:p>
      <text:p text:style-name="P118">- Lucas Thomaz</text:p>
      <text:p text:style-name="Normal"><text:span text:style-name="T119">- Luis Henriq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ndo Fik</meta:initial-creator>
    <dc:creator>Windo Fik</dc:creator>
    <meta:creation-date>2024-10-02T11:38:00Z</meta:creation-date>
    <dc:date>2024-10-02T11:38:00Z</dc:date>
    <meta:template xlink:href="Normal.dotm" xlink:type="simple"/>
    <meta:editing-cycles>101</meta:editing-cycles>
    <meta:editing-duration>PT12180S</meta:editing-duration>
    <meta:document-statistic meta:page-count="1" meta:paragraph-count="6" meta:word-count="500" meta:character-count="3344" meta:row-count="23" meta:non-whitespace-character-count="2850"/>
  </office:meta>
</office:document-meta>
</file>